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0000002F2124927C7EE3D3A5F.bmp" manifest:media-type="image/bmp"/>
  <manifest:file-entry manifest:full-path="Pictures/10000000000003F0000003041A8D8B14F2C5E9B8.bmp" manifest:media-type="image/bmp"/>
  <manifest:file-entry manifest:full-path="Pictures/10000000000003F0000002E93C1CC607B074945D.bmp" manifest:media-type="image/bmp"/>
  <manifest:file-entry manifest:full-path="Pictures/10000000000003F00000027475AD8B90A2185CFB.bmp" manifest:media-type="image/bmp"/>
  <manifest:file-entry manifest:full-path="Pictures/10000000000003F0000002080BB77A1C3C8E41E9.bmp" manifest:media-type="image/bmp"/>
  <manifest:file-entry manifest:full-path="Pictures/1000000000000423000001969B1B7C01563CD721.bmp" manifest:media-type="image/bmp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982cm" svg:height="9.96cm" svg:x="0.932cm" svg:y="2.378cm">
          <draw:image xlink:href="Pictures/1000000000000423000001969B1B7C01563CD721.bmp" xlink:type="simple" xlink:show="embed" xlink:actuate="onLoad" loext:mime-type="image/bmp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6.666cm" svg:height="13.756cm" svg:x="0.682cm" svg:y="0.994cm">
          <draw:image xlink:href="Pictures/10000000000003F0000002080BB77A1C3C8E41E9.bmp" xlink:type="simple" xlink:show="embed" xlink:actuate="onLoad" loext:mime-type="image/bmp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1.828cm" svg:height="13.599cm" svg:x="2.426cm" svg:y="1.247cm">
          <draw:image xlink:href="Pictures/10000000000003F00000027475AD8B90A2185CFB.bmp" xlink:type="simple" xlink:show="embed" xlink:actuate="onLoad" loext:mime-type="image/bmp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9.081cm" svg:height="14.102cm" svg:x="5.088cm" svg:y="0.944cm">
          <draw:image xlink:href="Pictures/10000000000003F0000002E93C1CC607B074945D.bmp" xlink:type="simple" xlink:show="embed" xlink:actuate="onLoad" loext:mime-type="image/bmp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18.709cm" svg:height="14.328cm" svg:x="4.388cm" svg:y="0.818cm">
          <draw:image xlink:href="Pictures/10000000000003F0000003041A8D8B14F2C5E9B8.bmp" xlink:type="simple" xlink:show="embed" xlink:actuate="onLoad" loext:mime-type="image/bmp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8.446cm" svg:height="13.797cm" svg:x="4.596cm" svg:y="1.049cm">
          <draw:image xlink:href="Pictures/10000000000003F0000002F2124927C7EE3D3A5F.bmp" xlink:type="simple" xlink:show="embed" xlink:actuate="onLoad" loext:mime-type="image/bmp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2:44:07.021538745</meta:creation-date>
    <dc:date>2021-04-21T22:47:01.517871101</dc:date>
    <meta:editing-duration>PT2M55S</meta:editing-duration>
    <meta:editing-cycles>2</meta:editing-cycles>
    <meta:generator>LibreOffice/6.4.7.2$Linux_X86_64 LibreOffice_project/40$Build-2</meta:generator>
    <meta:document-statistic meta:object-count="39"/>
  </office:meta>
</office:document-meta>
</file>